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rite some words</text:p>
      <text:p text:style-name="P1">write some more</text:p>
      <text:p text:style-name="P1">Hello there More words here</text:p>
      <text:p text:style-name="P1"/>
      <text:p text:style-name="P1">Some words More words again</text:p>
      <text:p text:style-name="P1">Here is words</text:p>
      <text:p text:style-name="P1">Here is more words</text:p>
      <text:p text:style-name="P1">as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5.7-66-g25bf592 Mozilla/5.0 (Windows NT 6.1; WOW64) AppleWebKit/537.36 (KHTML, like Gecko) Chrome/48.0.2564.116 Safari/537.36</meta:generator>
    <dc:date>2016-02-29T14:01:38.200Z</dc:date>
    <meta:editing-cycles>5</meta:editing-cycles>
    <dc:creator>Declan</dc:creator>
  </office:meta>
</office:document-meta>
</file>